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</office:font-face-decls>
  <office:automatic-styles>
    <style:style style:name="P1" style:family="paragraph" style:parent-style-name="Standard">
      <style:paragraph-properties style:line-height-at-least="0.529cm"/>
      <style:text-properties fo:color="#000000" loext:opacity="100%" style:font-name="SourceCodePro, monospace" fo:font-size="11.25pt" fo:font-weight="normal" fo:background-color="#fffffe"/>
    </style:style>
    <style:style style:name="P2" style:family="paragraph" style:parent-style-name="Standard">
      <style:paragraph-properties style:line-height-at-least="0.529cm"/>
      <style:text-properties fo:color="#000000" loext:opacity="100%" fo:background-color="#fffffe"/>
    </style:style>
    <style:style style:name="P3" style:family="paragraph" style:parent-style-name="Standard">
      <style:paragraph-properties style:line-height-at-least="0.529cm"/>
      <style:text-properties fo:color="#137c36" loext:opacity="100%" style:font-name="SourceCodePro, monospace" fo:font-size="11.25pt" fo:font-weight="normal" fo:background-color="#fffffe"/>
    </style:style>
    <style:style style:name="P4" style:family="paragraph" style:parent-style-name="Standard">
      <style:paragraph-properties style:line-height-at-least="0.529cm"/>
    </style:style>
    <style:style style:name="P5" style:family="paragraph" style:parent-style-name="Standard">
      <style:paragraph-properties style:line-height-at-least="0.529cm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SourceCodePro, monospace" fo:font-size="11.25pt" fo:font-weight="normal"/>
    </style:style>
    <style:style style:name="T3" style:family="text">
      <style:text-properties style:font-name="SourceCodePro, monospace" fo:font-size="11.25pt" fo:font-weight="normal"/>
    </style:style>
    <style:style style:name="T4" style:family="text">
      <style:text-properties fo:color="#137c36" loext:opacity="100%" style:font-name="SourceCodePro, monospace" fo:font-size="11.25pt" fo:font-weight="normal"/>
    </style:style>
    <style:style style:name="T5" style:family="text">
      <style:text-properties fo:color="#a31515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<text:span text:style-name="T1">def</text:span> extraLongFactorials(n):</text:p>
      <text:p text:style-name="P2">    <text:span text:style-name="T3">x=</text:span><text:span text:style-name="T4">1</text:span></text:p>
      <text:p text:style-name="P2">    <text:span text:style-name="T2">for</text:span><text:span text:style-name="T3"> i </text:span><text:span text:style-name="T2">in</text:span><text:span text:style-name="T3"> </text:span><text:span text:style-name="T2">range</text:span><text:span text:style-name="T3">(</text:span><text:span text:style-name="T4">1</text:span><text:span text:style-name="T3">,n+</text:span><text:span text:style-name="T4">1</text:span><text:span text:style-name="T3">) :</text:span></text:p>
      <text:p text:style-name="P2">        <text:span text:style-name="T3">x=x*i</text:span></text:p>
      <text:p text:style-name="P2">    <text:span text:style-name="T2">print</text:span><text:span text:style-name="T3"> (x)</text:span></text:p>
      <text:p text:style-name="P2">        </text:p>
      <text:p text:style-name="P4"/>
      <text:p text:style-name="P1"><text:span text:style-name="T1">if</text:span> __name__ == <text:span text:style-name="T5">'__main__'</text:span>:</text:p>
      <text:p text:style-name="P2">    <text:span text:style-name="T3">n = </text:span><text:span text:style-name="T2">int</text:span><text:span text:style-name="T3">(</text:span><text:span text:style-name="T2">input</text:span><text:span text:style-name="T3">().strip())</text:span></text:p>
      <text:p text:style-name="P4"/>
      <text:p text:style-name="P2">    <text:span text:style-name="T3">extraLongFactorials(n)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, monospace" svg:font-family="'SourceCodePro, 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0:22:25.372588484</meta:creation-date>
    <dc:date>2022-07-27T08:58:14.344506409</dc:date>
    <meta:editing-duration>PT1M8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9" meta:word-count="19" meta:character-count="175" meta:non-whitespace-character-count="128"/>
  </office:meta>
</office:document-meta>
</file>